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4:15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1">
        <text:list-item>
          <text:p text:style-name="P1">Ask the user how many adults and how many children want to enter the park,</text:p>
        </text:list-item>
        <text:list-item>
          <text:p text:style-name="P1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1">Compute and display the total price on the screen, knowing that:</text:p>
          <text:list text:style-name="L2">
            <text:list-item>
              <text:p text:style-name="P2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2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2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3">
        <text:list-item>
          <text:p text:style-name="P3">When asking “yes” / “no” questions, treat “y” and “Y” as a “Yes”, and any other string as a “No”.</text:p>
        </text:list-item>
        <text:list-item>
          <text:p text:style-name="P3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0:15:42Z</meta:creation-date>
    <dc:date>2021-06-21T20:15:42Z</dc:date>
    <meta:user-defined meta:name="date" meta:value-type="string">June  21, 2021 (04:15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